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apport Professionnel – Épreuve E3</text:h>
      <text:p text:style-name="Text_20_body"><text:span text:style-name="Strong_20_Emphasis">Projet : Détecteur de Fake News à base d’intelligence artificielle</text:span><text:line-break/><text:span text:style-name="Strong_20_Emphasis">Nom du candidat :</text:span> [Ton nom]<text:line-break/><text:span text:style-name="Strong_20_Emphasis">Date :</text:span> [Date de rendu]<text:line-break/><text:span text:style-name="Strong_20_Emphasis">Session :</text:span> [Nom de la session Simplon]</text:p>
      <text:p text:style-name="Horizontal_20_Line"/>
      <text:h text:style-name="Heading_20_3" text:outline-level="3">1. Développement de l’API IA REST (Compétence C9)</text:h>
      <text:p text:style-name="Text_20_body"><text:span text:style-name="Strong_20_Emphasis">Objectif :</text:span> Fournir un point d’accès au modèle de détection de fake news via une API REST.</text:p>
      <text:p text:style-name="Text_20_body"><text:span text:style-name="Strong_20_Emphasis">Technologies utilisées :</text:span> Python, Transformers, FastAPI</text:p>
      <text:p text:style-name="Text_20_body"><text:span text:style-name="Strong_20_Emphasis">Étapes réalisées :</text:span></text:p>
      <text:list text:style-name="L1">
        <text:list-item>
          <text:p text:style-name="P2">Développement de l’API REST avec FastAPI.</text:p>
        </text:list-item>
        <text:list-item>
          <text:p text:style-name="P2">Création du point de terminaison <text:span text:style-name="Source_20_Text">/predict</text:span> pour recevoir un texte en entrée et retourner la classification.</text:p>
        </text:list-item>
        <text:list-item>
          <text:p text:style-name="P2">Intégration du modèle RoBERTa préentraîné sur les données FakeNewsNet.</text:p>
        </text:list-item>
        <text:list-item>
          <text:p text:style-name="P2">Documentation automatique générée avec OpenAPI.</text:p>
        </text:list-item>
      </text:list>
      <text:p text:style-name="Text_20_body"><text:span text:style-name="Strong_20_Emphasis">Extrait de code :</text:span></text:p>
      <text:p text:style-name="Preformatted_20_Text"><text:span text:style-name="Source_20_Text">from fastapi import FastAPI</text:span></text:p>
      <text:p text:style-name="Preformatted_20_Text"><text:span text:style-name="Source_20_Text">from transformers import pipeline</text:span></text:p>
      <text:p text:style-name="Preformatted_20_Text"/>
      <text:p text:style-name="Preformatted_20_Text"><text:span text:style-name="Source_20_Text">app = FastAPI()</text:span></text:p>
      <text:p text:style-name="Preformatted_20_Text"><text:span text:style-name="Source_20_Text">classifier = pipeline("text-classification", model="mrm8488/bert-tiny-finetuned-fake-news")</text:span></text:p>
      <text:p text:style-name="Preformatted_20_Text"/>
      <text:p text:style-name="Preformatted_20_Text"><text:span text:style-name="Source_20_Text">@app.post("/predict")</text:span></text:p>
      <text:p text:style-name="Preformatted_20_Text"><text:span text:style-name="Source_20_Text">def predict(text: str):</text:span></text:p>
      <text:p text:style-name="Preformatted_20_Text"><text:span text:style-name="Source_20_Text"><text:s text:c="4"/>result = classifier(text)</text:span></text:p>
      <text:p text:style-name="P1"><text:span text:style-name="Source_20_Text"><text:s text:c="4"/>return {"result": result}</text:span></text:p>
      <text:p text:style-name="Text_20_body"><text:span text:style-name="Strong_20_Emphasis">Résultat attendu :</text:span></text:p>
      <text:p text:style-name="Preformatted_20_Text"><text:span text:style-name="Source_20_Text">{</text:span></text:p>
      <text:p text:style-name="Preformatted_20_Text"><text:span text:style-name="Source_20_Text"><text:s text:c="2"/>"result": [{"label": "FAKE", "score": 0.97}]</text:span></text:p>
      <text:p text:style-name="P1"><text:span text:style-name="Source_20_Text">}</text:span></text:p>
      <text:p text:style-name="Horizontal_20_Line"/>
      <text:h text:style-name="Heading_20_3" text:outline-level="3">2. Intégration de l’API dans une application (Compétence C10)</text:h>
      <text:p text:style-name="Text_20_body"><text:span text:style-name="Strong_20_Emphasis">Objectif :</text:span> Intégrer l’API IA dans une interface simple accessible à un utilisateur final.</text:p>
      <text:p text:style-name="Text_20_body"><text:span text:style-name="Strong_20_Emphasis">Technologies utilisées :</text:span> HTML, JavaScript (fetch API), Bootstrap</text:p>
      <text:p text:style-name="Text_20_body"><text:span text:style-name="Strong_20_Emphasis">Interface utilisateur :</text:span></text:p>
      <text:list text:style-name="L2">
        <text:list-item>
          <text:p text:style-name="P3">Champ texte pour coller un article ou un paragraphe.</text:p>
        </text:list-item>
        <text:list-item>
          <text:p text:style-name="P3">Bouton "Vérifier l’article" déclenchant l’appel API.</text:p>
        </text:list-item>
        <text:list-item>
          <text:p text:style-name="P3"><text:soft-page-break/>Affichage du résultat ("Fake" ou "Vérifié") avec score.</text:p>
        </text:list-item>
      </text:list>
      <text:p text:style-name="Text_20_body"><text:span text:style-name="Strong_20_Emphasis">Extrait de code (client JS)</text:span></text:p>
      <text:p text:style-name="Preformatted_20_Text"><text:span text:style-name="Source_20_Text">async function checkText() {</text:span></text:p>
      <text:p text:style-name="Preformatted_20_Text"><text:span text:style-name="Source_20_Text"><text:s text:c="2"/>const text = document.getElementById("textInput").value;</text:span></text:p>
      <text:p text:style-name="Preformatted_20_Text"><text:span text:style-name="Source_20_Text"><text:s text:c="2"/>const response = await fetch("http://localhost:8000/predict", {</text:span></text:p>
      <text:p text:style-name="Preformatted_20_Text"><text:span text:style-name="Source_20_Text"><text:s text:c="4"/>method: "POST",</text:span></text:p>
      <text:p text:style-name="Preformatted_20_Text"><text:span text:style-name="Source_20_Text"><text:s text:c="4"/>headers: { "Content-Type": "application/json" },</text:span></text:p>
      <text:p text:style-name="Preformatted_20_Text"><text:span text:style-name="Source_20_Text"><text:s text:c="4"/>body: JSON.stringify({ text })</text:span></text:p>
      <text:p text:style-name="Preformatted_20_Text"><text:span text:style-name="Source_20_Text"><text:s text:c="2"/>});</text:span></text:p>
      <text:p text:style-name="Preformatted_20_Text"><text:span text:style-name="Source_20_Text"><text:s text:c="2"/>const data = await response.json();</text:span></text:p>
      <text:p text:style-name="Preformatted_20_Text"><text:span text:style-name="Source_20_Text"><text:s text:c="2"/>document.getElementById("result").innerText = data.result[0].label;</text:span></text:p>
      <text:p text:style-name="P1"><text:span text:style-name="Source_20_Text">}</text:span></text:p>
      <text:p text:style-name="Text_20_body"><text:span text:style-name="Strong_20_Emphasis">Accessibilité vérifiée :</text:span></text:p>
      <text:list text:style-name="L3">
        <text:list-item>
          <text:p text:style-name="P4">Contrastes respectés (niveau AA).</text:p>
        </text:list-item>
        <text:list-item>
          <text:p text:style-name="P4">Structure HTML avec balises ARIA.</text:p>
        </text:list-item>
        <text:list-item>
          <text:p text:style-name="P4">Navigation clavier possible.</text:p>
        </text:list-item>
      </text:list>
      <text:p text:style-name="Horizontal_20_Line"/>
      <text:h text:style-name="Heading_20_3" text:outline-level="3">3. Mise en place du monitorage (Compétence C11)</text:h>
      <text:p text:style-name="Text_20_body"><text:span text:style-name="Strong_20_Emphasis">Objectif :</text:span> Suivre le comportement et les performances du modèle déployé.</text:p>
      <text:p text:style-name="Text_20_body"><text:span text:style-name="Strong_20_Emphasis">Outils utilisés :</text:span></text:p>
      <text:list text:style-name="L4">
        <text:list-item>
          <text:p text:style-name="P5">Logging avec <text:span text:style-name="Source_20_Text">logging</text:span> Python.</text:p>
        </text:list-item>
        <text:list-item>
          <text:p text:style-name="P5">Collecte de temps d’inférence et score retour.</text:p>
        </text:list-item>
        <text:list-item>
          <text:p text:style-name="P5">Export vers fichier <text:span text:style-name="Source_20_Text">.log</text:span> exploitable via Grafana.</text:p>
        </text:list-item>
      </text:list>
      <text:p text:style-name="Text_20_body"><text:span text:style-name="Strong_20_Emphasis">Extrait de logs :</text:span></text:p>
      <text:p text:style-name="Preformatted_20_Text"><text:span text:style-name="Source_20_Text">2025-08-03 14:00:22 | INFO | Text reçu : "L’OMS confirme une invasion extraterrestre."</text:span></text:p>
      <text:p text:style-name="P1"><text:span text:style-name="Source_20_Text">2025-08-03 14:00:22 | INFO | Résultat : FAKE | Score : 0.97 | Durée : 0.81s</text:span></text:p>
      <text:p text:style-name="Horizontal_20_Line"/>
      <text:h text:style-name="Heading_20_3" text:outline-level="3">4. Programmation des tests automatisés (Compétence C12)</text:h>
      <text:p text:style-name="Text_20_body"><text:span text:style-name="Strong_20_Emphasis">Objectif :</text:span> Vérifier la robustesse et la stabilité de l’API et du modèle.</text:p>
      <text:p text:style-name="Text_20_body"><text:span text:style-name="Strong_20_Emphasis">Outils utilisés :</text:span> Pytest, requests</text:p>
      <text:p text:style-name="Text_20_body"><text:span text:style-name="Strong_20_Emphasis">Types de tests :</text:span></text:p>
      <text:list text:style-name="L5">
        <text:list-item>
          <text:p text:style-name="P6">Tests unitaires de la fonction de prédiction.</text:p>
        </text:list-item>
        <text:list-item>
          <text:p text:style-name="P6">Tests d’intégration de l’API (<text:span text:style-name="Source_20_Text">/predict</text:span> endpoint).</text:p>
        </text:list-item>
        <text:list-item>
          <text:p text:style-name="P6">Cas extrêmes : textes vides, très longs, ambigus.</text:p>
        </text:list-item>
      </text:list>
      <text:p text:style-name="Text_20_body"><text:span text:style-name="Strong_20_Emphasis">Extrait de test :</text:span></text:p>
      <text:p text:style-name="Preformatted_20_Text"><text:span text:style-name="Source_20_Text">def test_predict_fake():</text:span></text:p>
      <text:p text:style-name="Preformatted_20_Text"><text:soft-page-break/><text:span text:style-name="Source_20_Text"><text:s text:c="4"/>response = client.post("/predict", json={"text": "La terre est plate."})</text:span></text:p>
      <text:p text:style-name="Preformatted_20_Text"><text:span text:style-name="Source_20_Text"><text:s text:c="4"/>assert response.status_code == 200</text:span></text:p>
      <text:p text:style-name="P1"><text:span text:style-name="Source_20_Text"><text:s text:c="4"/>assert response.json()["result"][0]["label"] == "FAKE"</text:span></text:p>
      <text:p text:style-name="Horizontal_20_Line"/>
      <text:h text:style-name="Heading_20_3" text:outline-level="3">5. Déploiement CI/CD (Compétence C13)</text:h>
      <text:p text:style-name="Text_20_body"><text:span text:style-name="Strong_20_Emphasis">Objectif :</text:span> Automatiser le test, le build et le déploiement de l’API.</text:p>
      <text:p text:style-name="Text_20_body"><text:span text:style-name="Strong_20_Emphasis">Outils :</text:span> GitHub Actions, Docker, Uvicorn</text:p>
      <text:p text:style-name="Text_20_body"><text:span text:style-name="Strong_20_Emphasis">Fichier </text:span><text:span text:style-name="Strong_20_Emphasis"><text:span text:style-name="Source_20_Text">.github/workflows/api-ci.yml</text:span></text:span><text:span text:style-name="Strong_20_Emphasis"> :</text:span></text:p>
      <text:p text:style-name="Preformatted_20_Text"><text:span text:style-name="Source_20_Text">name: API CI</text:span></text:p>
      <text:p text:style-name="Preformatted_20_Text"><text:span text:style-name="Source_20_Text">on: [push]</text:span></text:p>
      <text:p text:style-name="Preformatted_20_Text"><text:span text:style-name="Source_20_Text">jobs:</text:span></text:p>
      <text:p text:style-name="Preformatted_20_Text"><text:span text:style-name="Source_20_Text"><text:s text:c="2"/>build:</text:span></text:p>
      <text:p text:style-name="Preformatted_20_Text"><text:span text:style-name="Source_20_Text"><text:s text:c="4"/>runs-on: ubuntu-latest</text:span></text:p>
      <text:p text:style-name="Preformatted_20_Text"><text:span text:style-name="Source_20_Text"><text:s text:c="4"/>steps:</text:span></text:p>
      <text:p text:style-name="Preformatted_20_Text"><text:span text:style-name="Source_20_Text"><text:s text:c="6"/>- uses: actions/checkout@v2</text:span></text:p>
      <text:p text:style-name="Preformatted_20_Text"><text:span text:style-name="Source_20_Text"><text:s text:c="6"/>- name: Set up Python</text:span></text:p>
      <text:p text:style-name="Preformatted_20_Text"><text:span text:style-name="Source_20_Text"><text:s text:c="8"/>uses: actions/setup-python@v2</text:span></text:p>
      <text:p text:style-name="Preformatted_20_Text"><text:span text:style-name="Source_20_Text"><text:s text:c="8"/>with:</text:span></text:p>
      <text:p text:style-name="Preformatted_20_Text"><text:span text:style-name="Source_20_Text"><text:s text:c="10"/>python-version: '3.10'</text:span></text:p>
      <text:p text:style-name="Preformatted_20_Text"><text:span text:style-name="Source_20_Text"><text:s text:c="6"/>- name: Install dependencies</text:span></text:p>
      <text:p text:style-name="Preformatted_20_Text"><text:span text:style-name="Source_20_Text"><text:s text:c="8"/>run: |</text:span></text:p>
      <text:p text:style-name="Preformatted_20_Text"><text:span text:style-name="Source_20_Text"><text:s text:c="10"/>pip install -r requirements.txt</text:span></text:p>
      <text:p text:style-name="Preformatted_20_Text"><text:span text:style-name="Source_20_Text"><text:s text:c="6"/>- name: Run tests</text:span></text:p>
      <text:p text:style-name="P1"><text:span text:style-name="Source_20_Text"><text:s text:c="8"/>run: pytest</text:span></text:p>
      <text:p text:style-name="Text_20_body"><text:span text:style-name="Strong_20_Emphasis">Déploiement :</text:span></text:p>
      <text:list text:style-name="L6">
        <text:list-item>
          <text:p text:style-name="P7">Image Docker construite à chaque push.</text:p>
        </text:list-item>
        <text:list-item>
          <text:p text:style-name="P7">Déploiement manuel ou automatique via serveur OVH ou Render.</text:p>
        </text:list-item>
      </text:list>
      <text:p text:style-name="Horizontal_20_Line"/>
      <text:h text:style-name="Heading_20_3" text:outline-level="3">Annexes</text:h>
      <text:list text:style-name="L7">
        <text:list-item>
          <text:p text:style-name="P8">A1 : Code complet de l’API FastAPI</text:p>
        </text:list-item>
        <text:list-item>
          <text:p text:style-name="P8">A2 : Captures écran de l’interface utilisateur</text:p>
        </text:list-item>
        <text:list-item>
          <text:p text:style-name="P8">A3 : Fichier de log exemple</text:p>
        </text:list-item>
        <text:list-item>
          <text:p text:style-name="P8">A4 : Script de test Pytest</text:p>
        </text:list-item>
        <text:list-item>
          <text:p text:style-name="P8">A5 : Configuration GitHub Actions</text:p>
        </text:list-item>
      </text:list>
      <text:p text:style-name="Horizontal_20_Line"/>
      <text:h text:style-name="Heading_20_3" text:outline-level="3">Compétences visées (et couvertes)</text:h>
      <text:list text:style-name="L8">
        <text:list-item>
          <text:p text:style-name="P9"><text:span text:style-name="Strong_20_Emphasis">C9</text:span> : API IA REST fonctionnelle et documentée</text:p>
        </text:list-item>
        <text:list-item>
          <text:p text:style-name="P9"><text:span text:style-name="Strong_20_Emphasis">C10</text:span> : Intégration de l’API dans une application simple</text:p>
        </text:list-item>
        <text:list-item>
          <text:p text:style-name="P9"><text:span text:style-name="Strong_20_Emphasis">C11</text:span> : Monitorage des prédictions et performances</text:p>
        </text:list-item>
        <text:list-item>
          <text:p text:style-name="P9"><text:soft-page-break/><text:span text:style-name="Strong_20_Emphasis">C12</text:span> : Tests automatisés robustes</text:p>
        </text:list-item>
        <text:list-item>
          <text:p text:style-name="P9"><text:span text:style-name="Strong_20_Emphasis">C13</text:span> : CI/CD opérationnelle pour l’API I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3T09:06:54.426000000</meta:creation-date>
    <dc:date>2025-08-03T10:18:31.059000000</dc:date>
    <meta:editing-duration>PT1H11M37S</meta:editing-duration>
    <meta:editing-cycles>1</meta:editing-cycles>
    <meta:generator>LibreOffice/7.6.5.2$Windows_X86_64 LibreOffice_project/38d5f62f85355c192ef5f1dd47c5c0c0c6d6598b</meta:generator>
    <meta:document-statistic meta:table-count="0" meta:image-count="0" meta:object-count="0" meta:page-count="4" meta:paragraph-count="101" meta:word-count="580" meta:character-count="3983" meta:non-whitespace-character-count="3401"/>
  </office:meta>
</office:document-meta>
</file>